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1.41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45.743cm" svg:height="8.999cm" svg:x="3.682cm" svg:y="0.233cm">
            <draw:object draw:notify-on-update-of-ranges="Feuille1.A1:Feuille1.A1 Feuille1.A2:Feuille1.A357 Feuille1.B1:Feuille1.B1 Feuille1.B2:Feuille1.B35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vites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6T08:47:03.078319622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7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5.744cm" svg:height="9cm" xlink:href=".." xlink:type="simple" chart:class="chart:scatter" chart:style-name="ch1">
        <chart:legend chart:legend-position="end" svg:x="43.289cm" svg:y="4.201cm" style:legend-expansion="high" chart:style-name="ch2"/>
        <chart:plot-area chart:style-name="ch3" table:cell-range-address="Feuille1.A1:Feuille1.B357" chart:data-source-has-labels="row" svg:x="0.914cm" svg:y="0.18cm" svg:width="41.461cm" svg:height="8.64cm">
          <chartooo:coordinate-region svg:x="1.535cm" svg:y="0.379cm" svg:width="40.46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B357" chart:label-cell-address="Feuille1.B1:Feuille1.B1" chart:class="chart:scatter">
            <chart:domain table:cell-range-address="Feuille1.A2:Feuille1.A357"/>
            <chart:data-point chart:repeated="3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vitesse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2:Feuille1.A357</svg:desc>
                </draw:g>
              </table:table-cell>
              <table:table-cell office:value-type="float" office:value="42">
                <text:p>42</text:p>
                <draw:g>
                  <svg:desc>Feuille1.B2:Feuille1.B3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">
                <text:p>31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">
                <text:p>3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">
                <text:p>33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">
                <text:p>3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">
                <text:p>3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">
                <text:p>3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">
                <text:p>36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">
                <text:p>3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">
                <text:p>3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">
                <text:p>3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">
                <text:p>3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">
                <text:p>3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">
                <text:p>4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">
                <text:p>4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">
                <text:p>4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">
                <text:p>4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">
                <text:p>4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">
                <text:p>4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">
                <text:p>4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">
                <text:p>4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">
                <text:p>4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">
                <text:p>4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">
                <text:p>4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">
                <text:p>4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">
                <text:p>4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">
                <text:p>4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">
                <text:p>4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">
                <text:p>4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">
                <text:p>4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">
                <text:p>4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">
                <text:p>5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">
                <text:p>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">
                <text:p>5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">
                <text:p>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">
                <text:p>5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">
                <text:p>5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">
                <text:p>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">
                <text:p>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">
                <text:p>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">
                <text:p>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">
                <text:p>5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">
                <text:p>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">
                <text:p>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">
                <text:p>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">
                <text:p>6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">
                <text:p>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">
                <text:p>6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">
                <text:p>6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">
                <text:p>66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">
                <text:p>6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">
                <text:p>6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">
                <text:p>6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">
                <text:p>6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">
                <text:p>6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">
                <text:p>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">
                <text:p>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">
                <text:p>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">
                <text:p>7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">
                <text:p>7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">
                <text:p>7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">
                <text:p>7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">
                <text:p>75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">
                <text:p>7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">
                <text:p>76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">
                <text:p>7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">
                <text:p>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">
                <text:p>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">
                <text:p>7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">
                <text:p>7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">
                <text:p>8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">
                <text:p>8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">
                <text:p>8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">
                <text:p>81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">
                <text:p>8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">
                <text:p>8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">
                <text:p>8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">
                <text:p>8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">
                <text:p>8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">
                <text:p>8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">
                <text:p>8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">
                <text:p>8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">
                <text:p>86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">
                <text:p>86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">
                <text:p>8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">
                <text:p>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">
                <text:p>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">
                <text:p>8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">
                <text:p>9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">
                <text:p>9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">
                <text:p>9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">
                <text:p>9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">
                <text:p>9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">
                <text:p>9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">
                <text:p>9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">
                <text:p>9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">
                <text:p>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">
                <text:p>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">
                <text:p>9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">
                <text:p>9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">
                <text:p>9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">
                <text:p>9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">
                <text:p>9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">
                <text:p>9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">
                <text:p>9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">
                <text:p>9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5">
                <text:p>10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0">
                <text:p>10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15">
                <text:p>10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0">
                <text:p>10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25">
                <text:p>10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0">
                <text:p>10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35">
                <text:p>1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40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45">
                <text:p>1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55">
                <text:p>1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0">
                <text:p>10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65">
                <text:p>10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70">
                <text:p>107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75">
                <text:p>10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0">
                <text:p>10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85">
                <text:p>108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0">
                <text:p>10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95">
                <text:p>109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0">
                <text:p>11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05">
                <text:p>1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10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15">
                <text:p>1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20">
                <text:p>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25">
                <text:p>11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0">
                <text:p>11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35">
                <text:p>11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40">
                <text:p>11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45">
                <text:p>114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50">
                <text:p>11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55">
                <text:p>115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0">
                <text:p>11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65">
                <text:p>11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70">
                <text:p>11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75">
                <text:p>11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80">
                <text:p>118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85">
                <text:p>11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90">
                <text:p>11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95">
                <text:p>11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00">
                <text:p>12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05">
                <text:p>120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10">
                <text:p>121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15">
                <text:p>12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20">
                <text:p>12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25">
                <text:p>12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30">
                <text:p>12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35">
                <text:p>12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40">
                <text:p>12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45">
                <text:p>124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50">
                <text:p>125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55">
                <text:p>12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60">
                <text:p>12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65">
                <text:p>12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0">
                <text:p>12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75">
                <text:p>12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80">
                <text:p>128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85">
                <text:p>12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90">
                <text:p>129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95">
                <text:p>129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00">
                <text:p>13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05">
                <text:p>130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10">
                <text:p>13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15">
                <text:p>13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20">
                <text:p>13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25">
                <text:p>13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30">
                <text:p>13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35">
                <text:p>13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40">
                <text:p>13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45">
                <text:p>13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50">
                <text:p>13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55">
                <text:p>13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60">
                <text:p>136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65">
                <text:p>136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70">
                <text:p>13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75">
                <text:p>137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80">
                <text:p>13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85">
                <text:p>138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90">
                <text:p>13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95">
                <text:p>139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00">
                <text:p>14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05">
                <text:p>14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10">
                <text:p>14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15">
                <text:p>14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20">
                <text:p>14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25">
                <text:p>142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30">
                <text:p>143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35">
                <text:p>143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40">
                <text:p>14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45">
                <text:p>144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50">
                <text:p>14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55">
                <text:p>14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60">
                <text:p>146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65">
                <text:p>14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70">
                <text:p>1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75">
                <text:p>1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80">
                <text:p>1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85">
                <text:p>14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90">
                <text:p>14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95">
                <text:p>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00">
                <text:p>15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05">
                <text:p>15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10">
                <text:p>15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15">
                <text:p>15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20">
                <text:p>15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25">
                <text:p>15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30">
                <text:p>1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35">
                <text:p>15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40">
                <text:p>15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45">
                <text:p>15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50">
                <text:p>15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55">
                <text:p>15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60">
                <text:p>15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65">
                <text:p>156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70">
                <text:p>15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75">
                <text:p>15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80">
                <text:p>15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85">
                <text:p>15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90">
                <text:p>15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95">
                <text:p>1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00">
                <text:p>16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05">
                <text:p>16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10">
                <text:p>16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15">
                <text:p>16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20">
                <text:p>16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25">
                <text:p>16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30">
                <text:p>16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35">
                <text:p>1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40">
                <text:p>1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45">
                <text:p>1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50">
                <text:p>1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55">
                <text:p>16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60">
                <text:p>1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65">
                <text:p>16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70">
                <text:p>16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75">
                <text:p>16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80">
                <text:p>168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85">
                <text:p>168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90">
                <text:p>169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95">
                <text:p>169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00">
                <text:p>17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05">
                <text:p>170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10">
                <text:p>17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15">
                <text:p>17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20">
                <text:p>17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25">
                <text:p>17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30">
                <text:p>17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35">
                <text:p>17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40">
                <text:p>17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45">
                <text:p>17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50">
                <text:p>17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55">
                <text:p>1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60">
                <text:p>17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65">
                <text:p>17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70">
                <text:p>17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